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kson2JsonEncoderBenchmark.encodeValue( EncodeSingl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2JsonEncoderBenchmark.encode( Blackhole bh , Encod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codeSingleData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